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ce style:name="Lohit Hindi1" svg:font-family="'Lohit Hindi'"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3pt" fo:font-weight="bold" style:font-size-asian="13pt" style:font-weight-asian="bold" style:font-name-complex="Liberation Serif1" style:font-size-complex="13pt" style:font-weight-complex="bold"/>
    </style:style>
    <style:style style:name="P2" style:family="paragraph" style:parent-style-name="Standard">
      <style:paragraph-properties fo:text-align="center" style:justify-single-word="false"/>
      <style:text-properties fo:font-size="13pt" fo:font-weight="normal" style:font-size-asian="13pt" style:font-weight-asian="normal" style:font-name-complex="Liberation Serif1" style:font-size-complex="13pt" style:font-weight-complex="normal"/>
    </style:style>
    <style:style style:name="P3" style:family="paragraph" style:parent-style-name="Standard">
      <style:text-properties fo:font-size="12pt" style:font-size-asian="12pt" style:font-name-complex="Liberation Serif1" style:font-size-complex="12pt"/>
    </style:style>
    <style:style style:name="P4" style:family="paragraph" style:parent-style-name="Standard" style:master-page-name="Standard">
      <style:paragraph-properties fo:text-align="center" style:justify-single-word="false" style:page-number="auto"/>
    </style:style>
    <style:style style:name="T1" style:family="text">
      <style:text-properties fo:font-size="13pt" fo:font-weight="bold" style:font-size-asian="13pt" style:font-weight-asian="bold" style:font-name-complex="Liberation Serif1" style:font-size-complex="13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LG412) Linguistics 2 : Language and Society</text:span></text:p>
      <text:p text:style-name="P1">Assignment 3</text:p>
      <text:p text:style-name="P2">(Issue date : Feb 15, 2018. Submission deadline <text:s/>Feb 22, 2018)</text:p>
      <text:p text:style-name="P3"/>
      <text:p text:style-name="P3"/>
      <text:p text:style-name="P3">Prepare in detail the procedure for conducting a study on a sociolinguistic problem. The procedure should contain the following:</text:p>
      <text:p text:style-name="P3"/>
      <text:p text:style-name="P3">a) A Problem statement – what is it that you want to study? Choose a problem of your interest. The problem should have a) a linguistic variable and b) one or more social variable. State the variables that you are choosing in your problem statement.</text:p>
      <text:p text:style-name="P3"/>
      <text:p text:style-name="P3">b) Once you have spelt out the problem that you want to work on (you can also include a ‘hypothesis’ if you so desire), you would need to work on the data collection for the study. For the data collection part, spell out the following components of the study in ‘How’ part of the procedure</text:p>
      <text:p text:style-name="P3"/>
      <text:p text:style-name="P3">i) Your informants/subjects/speakers from whom you will collect the data, ‘the speaker sample’. The sampling should have careful mention of who you would choose and why (their social backgrounds (including the region they come from) which covers your social variable).</text:p>
      <text:p text:style-name="P3"/>
      <text:p text:style-name="P3">ii) You should also fix your ‘sample size’. This should also be justified clearly.</text:p>
      <text:p text:style-name="P3"/>
      <text:p text:style-name="P3">iii) The third important component of the data collection is the method that you would follow. Decide what method you want to follow (interview, questionaire, observation, recording, noting down, making them read out a list, asking them to read out passages etc). The method should be described in detail.</text:p>
      <text:p text:style-name="P3"/>
      <text:p text:style-name="P3">iv) Prepare the material for data collection based on the method you choose, i.e. prepare a questionaire, word list, questions for the interview, what you would be observing etc.</text:p>
      <text:p text:style-name="P3"/>
      <text:p text:style-name="P3">v) Mention the method you would adopt for data collection – recording, noting down, silent observation etc. Also, spell out why you would choose it and its benefits and limitations.</text:p>
      <text:p text:style-name="P3"/>
      <text:p text:style-name="P3">c) Describe how you would go about analysing the data etc.</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 svg:font-family="'Lohit Hindi'"/>
    <style:font-face style:name="Lohit Hindi1" svg:font-family="'Lohit Hindi'"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IN" style:letter-kerning="true" style:font-name-asian="Noto Sans CJK SC Regular1" style:font-family-asian="'Noto Sans CJK SC Regular'" style:font-pitch-asian="variable" style:font-size-asian="12pt" style:language-asian="zh" style:country-asian="CN" style:font-name-complex="Lohit Hindi1"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Lohit Hindi1"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09:07:42.863857700</meta:creation-date>
    <dc:date>2020-06-27T22:22:05.515726216</dc:date>
    <meta:editing-cycles>4</meta:editing-cycles>
    <meta:editing-duration>PT7M1S</meta:editing-duration>
    <meta:document-statistic meta:table-count="0" meta:image-count="0" meta:object-count="0" meta:page-count="1" meta:paragraph-count="12" meta:word-count="310" meta:character-count="1856" meta:non-whitespace-character-count="1555"/>
    <meta:generator>LibreOffice/5.1.6.2$Linux_X86_64 LibreOffice_project/10m0$Build-2</meta:generator>
  </office:meta>
</office:document-meta>
</file>